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eb7d" officeooo:paragraph-rsid="000ceb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ukarnia DTG: </text:p>
      <text:p text:style-name="P1">Dane do logowania cms bolt to: </text:p>
      <text:p text:style-name="P1">login: DTG01</text:p>
      <text:p text:style-name="P1">hasło: rMwTn8spdM5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3:03:13.979168296</meta:creation-date>
    <dc:date>2018-06-08T13:06:13.950111664</dc:date>
    <meta:editing-duration>PT3M1S</meta:editing-duration>
    <meta:editing-cycles>1</meta:editing-cycles>
    <meta:document-statistic meta:table-count="0" meta:image-count="0" meta:object-count="0" meta:page-count="1" meta:paragraph-count="4" meta:word-count="12" meta:character-count="77" meta:non-whitespace-character-count="67"/>
    <meta:generator>LibreOffice/6.0.3.2$Linux_X86_64 LibreOffice_project/00m0$Build-2</meta:generator>
  </office:meta>
</office:document-meta>
</file>